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list-style-name="L2">
      <style:paragraph-properties fo:text-align="start" style:justify-single-word="false"/>
    </style:style>
    <style:style style:name="P4" style:family="paragraph" style:parent-style-name="Text_20_body" style:list-style-name="L2">
      <style:paragraph-properties fo:text-align="start" style:justify-single-word="false"/>
      <style:text-properties officeooo:paragraph-rsid="001957d7"/>
    </style:style>
    <style:style style:name="P5" style:family="paragraph" style:parent-style-name="Text_20_body" style:list-style-name="L2">
      <style:paragraph-properties fo:text-align="start" style:justify-single-word="false"/>
      <style:text-properties officeooo:rsid="001957d7" officeooo:paragraph-rsid="001957d7"/>
    </style:style>
    <style:style style:name="P6" style:family="paragraph" style:parent-style-name="Text_20_body">
      <style:text-properties officeooo:paragraph-rsid="001957d7"/>
    </style:style>
    <style:style style:name="P7" style:family="paragraph" style:parent-style-name="Text_20_body" style:list-style-name="L1">
      <style:text-properties officeooo:paragraph-rsid="001957d7"/>
    </style:style>
    <style:style style:name="P8" style:family="paragraph" style:parent-style-name="Text_20_body" style:list-style-name="L3"/>
    <style:style style:name="P9" style:family="paragraph" style:parent-style-name="Text_20_body">
      <style:text-properties officeooo:paragraph-rsid="00282c32"/>
    </style:style>
    <style:style style:name="P10" style:family="paragraph" style:parent-style-name="Text_20_body">
      <style:text-properties officeooo:paragraph-rsid="002b8f08"/>
    </style:style>
    <style:style style:name="P11" style:family="paragraph" style:parent-style-name="Text_20_body">
      <style:text-properties officeooo:paragraph-rsid="002feaa1"/>
    </style:style>
    <style:style style:name="P12" style:family="paragraph" style:parent-style-name="Text_20_body">
      <style:text-properties officeooo:rsid="00319da3" officeooo:paragraph-rsid="00319da3"/>
    </style:style>
    <style:style style:name="T1" style:family="text">
      <style:text-properties officeooo:rsid="00163c8d"/>
    </style:style>
    <style:style style:name="T2" style:family="text">
      <style:text-properties officeooo:rsid="001957d7"/>
    </style:style>
    <style:style style:name="T3" style:family="text">
      <style:text-properties officeooo:rsid="001983d3"/>
    </style:style>
    <style:style style:name="T4" style:family="text">
      <style:text-properties fo:font-style="italic" style:font-style-asian="italic" style:font-style-complex="italic"/>
    </style:style>
    <style:style style:name="T5" style:family="text">
      <style:text-properties fo:font-style="italic" officeooo:rsid="001983d3" style:font-style-asian="italic" style:font-style-complex="italic"/>
    </style:style>
    <style:style style:name="T6" style:family="text">
      <style:text-properties officeooo:rsid="001c09a2"/>
    </style:style>
    <style:style style:name="T7" style:family="text">
      <style:text-properties officeooo:rsid="001c16ec"/>
    </style:style>
    <style:style style:name="T8" style:family="text">
      <style:text-properties officeooo:rsid="001de435"/>
    </style:style>
    <style:style style:name="T9" style:family="text">
      <style:text-properties officeooo:rsid="0025932b"/>
    </style:style>
    <style:style style:name="T10" style:family="text">
      <style:text-properties officeooo:rsid="0026db8e"/>
    </style:style>
    <style:style style:name="T11" style:family="text">
      <style:text-properties fo:font-weight="bold" style:font-weight-asian="bold" style:font-weight-complex="bold"/>
    </style:style>
    <style:style style:name="T12" style:family="text">
      <style:text-properties fo:font-weight="bold" officeooo:rsid="002b8f08" style:font-weight-asian="bold" style:font-weight-complex="bold"/>
    </style:style>
    <style:style style:name="T13" style:family="text">
      <style:text-properties officeooo:rsid="002a2488"/>
    </style:style>
    <style:style style:name="T14" style:family="text">
      <style:text-properties officeooo:rsid="002b8f08"/>
    </style:style>
    <style:style style:name="T15" style:family="text">
      <style:text-properties officeooo:rsid="002d765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rchitects</text:h>
      <text:h text:style-name="Heading_20_2" text:outline-level="2">Intro</text:h>
      <text:p text:style-name="P2">Architects tend to have a broader scope, including organizational and strategic aspects, whereas <text:span text:style-name="T1">software developers/</text:span>engineers tend to specialize and deliver running software.</text:p>
      <text:p text:style-name="P2">Architects shouldn’t ignore production issues, because they provide valuable feedback into possible architectural weaknesses. But an architect that runs from one fire drill to the next won’t have time to think about architecture. Architecture isn’t operations.</text:p>
      <text:p text:style-name="P2">Architects must be able to juggle many distinct, but interrelated topics. Their decisions also take into account—and affect—project time lines, staffing, and required skill sets</text:p>
      <text:p text:style-name="P2"/>
      <text:p text:style-name="P2"><text:span text:style-name="T2">W</text:span>e can see architects bringing value in several dimensions:</text:p>
      <text:list xml:id="list120422779" text:style-name="L2">
        <text:list-item>
          <text:p text:style-name="P3">connect the dots</text:p>
        </text:list-item>
        <text:list-item>
          <text:p text:style-name="P5">see trade offs</text:p>
        </text:list-item>
        <text:list-item>
          <text:p text:style-name="P4"><text:span text:style-name="T2">look beyond products</text:span></text:p>
        </text:list-item>
        <text:list-item>
          <text:p text:style-name="P4">articulate strategy <text:span text:style-name="T2">(business and technical)</text:span></text:p>
        </text:list-item>
        <text:list-item>
          <text:p text:style-name="P5">fight complexity</text:p>
        </text:list-item>
      </text:list>
      <text:p text:style-name="P2"/>
      <text:p text:style-name="P2">Architects can fill an important void in large enterprises: they work and communicate closely with technical staff on projects, but are also able to convey technical topics to upper management without losing the essence of the message. <text:span text:style-name="T3">(</text:span><text:span text:style-name="T5">If you picture the levels of an organization as the floors in a building, </text:span><text:span text:style-name="T4">architects can ride what I call the architect elevator: they ride the elevator up and down to move between a large enterprise’s board room and the engine room where software is being built.</text:span><text:span text:style-name="T3">)</text:span></text:p>
      <text:p text:style-name="P2">Nowadays, the linkage between business goals and technology choices has become much more direct, For example, the desire for faster time-to-market to meet competitive pressures translates into the need for an elastic cloud approach to computing, which in turn requires applications that scale horizontally and thus should be designed to be stateless.</text:p>
      <text:p text:style-name="P2">Architecture, if taken seriously, provides significant value at all levels.</text:p>
      <text:h text:style-name="Heading_20_2" text:outline-level="2">Types</text:h>
      <text:p text:style-name="P6">Architects operate at different levels of abstraction. Just like real-life architecture has city planners, building, landscape, and interior architects, IT architects can have many specializations: you’ll have</text:p>
      <text:list xml:id="list2722198274" text:style-name="L1">
        <text:list-item>
          <text:p text:style-name="P7">network architects,</text:p>
        </text:list-item>
        <text:list-item>
          <text:p text:style-name="P7">security architects</text:p>
        </text:list-item>
        <text:list-item>
          <text:p text:style-name="P7"><text:soft-page-break/><text:s/>software architects</text:p>
        </text:list-item>
        <text:list-item>
          <text:p text:style-name="P7">solution architects</text:p>
        </text:list-item>
        <text:list-item>
          <text:p text:style-name="P7">enterprise architects, and many more.</text:p>
        </text:list-item>
      </text:list>
      <text:p text:style-name="P6"/>
      <text:p text:style-name="P6">Unearthing implicit requirements and making them explicit is one of an architect’s most valuable contributions. </text:p>
      <text:p text:style-name="P6"><text:span text:style-name="T6">B</text:span>eing good at one thing often leads others to conclude that you aren’t good at anything else.</text:p>
      <text:h text:style-name="Heading_20_2" text:outline-level="2"><text:span text:style-name="T7">M</text:span>aster builder</text:h>
      <text:p text:style-name="Text_20_body">The enterprise architect is sometimes seen as such a person—the all-knowing decision maker.</text:p>
      <text:p text:style-name="Text_20_body">Large-scale IT is much like a garden: things evolve and grow on their own, with weeds growing the fastest. The role of the gardener is to trim and prune what doesn’t fit and to establish an overall balance and harmony in the garden, keeping in mind the plants’ needs</text:p>
      <text:h text:style-name="Heading_20_2" text:outline-level="2">Rate of Change Defines Architecture</text:h>
      <text:p text:style-name="Text_20_body">Defining a system’s architecture is a balancing act between many, often-conflicting goals: flexible systems can be complex; high-performing systemscan be difficult to understand; easy-to-maintain systems can take more effort to construct initially. Although this is what makes an architect’s work so interesting, it also makes it difficult to pin down what exactly drives architectural decisions.</text:p>
      <text:p text:style-name="Text_20_body">In my mind, the only system that wouldn’t benefit from architecture is one that doesn’t change at all. If everything about a system is 100% fixed, just getting it working somehow seems good enough.</text:p>
      <text:p text:style-name="Text_20_body">Once we understand the influence change has on architecture, it’s useful to consider the various forms of change affecting an IT system. The first change that comes to mind is a change in functional requirements, but there’s a lot more: changes in the volume of traffic or data to be processed, changing the runtime environment to the cloud, or changes to the business context such as using the system in different languages or by different peopl<text:span text:style-name="T8">e.</text:span></text:p>
      <text:p text:style-name="Text_20_body"><text:span text:style-name="T8">t</text:span>he only constant is change.</text:p>
      <text:p text:style-name="Text_20_body">Luckily, not everything in IT moves fast: the most common processor architecture, the base for Intel’s x86 processors, originates from 1978. Both Linux and Windows operating systems are well past their teenage years, and even Java passed the 20-year mark at version 9 someyears ago, closely followed by the Java Spring Framework, which has surpassed a respectable 15 years. On top, things move a lot faster. For example, the popular AngularJS framework was essentially replaced by the very different Angular framework just five years after its inception.</text:p>
      <text:p text:style-name="Text_20_body">We can get a hint by thinking about which part of a software system determines its rate of change</text:p>
      <text:p text:style-name="Text_20_body">When designing a system for change, it’s again helpful to think about the opposite—the aspects that impede change</text:p>
      <text:list xml:id="list1960298107" text:style-name="L3">
        <text:list-item>
          <text:p text:style-name="P8"><text:soft-page-break/>Dependencies</text:p>
        </text:list-item>
        <text:list-item>
          <text:p text:style-name="P8">Poor quality <text:span text:style-name="T9">(poor quality slows down software </text:span>delivery. Changes to a poorly tested or poorly built system take more time and are more likely to break things<text:span text:style-name="T9">)</text:span></text:p>
        </text:list-item>
      </text:list>
      <text:p text:style-name="Text_20_body"/>
      <text:p text:style-name="Text_20_body">That’s why determining whether a system has sufficient test coverage shouldn’t be measured in the percentage of lines of code covered. Rather, it should be measured by whether teams can make changes confidently.</text:p>
      <text:p text:style-name="Text_20_body">The lack infrastructure ultimately limits their rate of growth. This is a good reminder that optimizing for local or short-term change can inhibit global or long-term change.</text:p>
      <text:p text:style-name="Text_20_body"><text:span text:style-name="T10">A</text:span>rchitects should be part of a trusted but diverse network of experts, which can provide unbiased information</text:p>
      <text:p text:style-name="P10"><text:span text:style-name="T11">The business </text:span><text:span text:style-name="T12">and IT </text:span><text:span text:style-name="T11">architecture </text:span><text:span text:style-name="T12">(enteprise level)</text:span></text:p>
      <text:p text:style-name="P9">The business architecture essentially defines the company operating model, including how business areas are structured and integrated, derived from the business strategy. Meanwhile, the IT architecture builds the corresponding IT capabilities. If the two work seamlessly side by side, you don’t need much else. In the more likely case that the two aren’t well connected, you need something to pull them together. Therefore, here’s my proposed definition of enterprise architecture:</text:p>
      <text:p text:style-name="Text_20_body">Enterprise architecture is the glue between business and IT architecture.</text:p>
      <text:p text:style-name="Text_20_body"/>
      <text:p text:style-name="Text_20_body">Building a fruitful, <text:span text:style-name="T11">bidirectional connection between business and IT architecture</text:span> becomes easier if the business architecture is at a comparable level of maturity as IT architecture. More often than not, though, business architecture is even less mature as a domain than IT architectur<text:span text:style-name="T13">e</text:span></text:p>
      <text:p text:style-name="Text_20_body">It’s far too easy to become lost in this complexity and have an interesting time exploring it without ever producing tangible results. EA teams therefore need to have a clearly articulated path to value: any effort that is made needs to be paid back by providing value to the organization. <text:span text:style-name="T14">(EA – Enteprise architects).</text:span></text:p>
      <text:p text:style-name="Text_20_body">Another danger lies in the long feedback cycles. Judging whether someone performs good EA takes even longer than judging good application architecture. Even though the digital world forces shorter cycles, many EA plans still span three to five years.</text:p>
      <text:p text:style-name="Text_20_body"><text:span text:style-name="T15">You need </text:span>structured mapping from business processes and capabilities, ideally produced by the business architects, to IT assets such as applications and servers.</text:p>
      <text:p text:style-name="P11">Enterprises resemble a fractal structure: the more you zoom in or out, the more things look similar</text:p>
      <text:h text:style-name="Heading_20_2" text:outline-level="2">An Architect Stands on Three Legs</text:h>
      <text:p text:style-name="P12">Stao: page 57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2-29T18:53:15.505044287</meta:creation-date>
    <meta:generator>LibreOffice/6.4.7.2$Linux_X86_64 LibreOffice_project/40$Build-2</meta:generator>
    <dc:date>2024-12-29T19:45:54.944963539</dc:date>
    <meta:editing-duration>PT52M26S</meta:editing-duration>
    <meta:editing-cycles>29</meta:editing-cycles>
    <meta:document-statistic meta:table-count="0" meta:image-count="0" meta:object-count="0" meta:page-count="3" meta:paragraph-count="49" meta:word-count="1084" meta:character-count="6936" meta:non-whitespace-character-count="5913"/>
  </office:meta>
</office:document-meta>
</file>